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Heading_20_3">
      <style:paragraph-properties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1351167403043834649" text:style-name="L1">
        <text:list-item>
          <text:p text:style-name="P4">As a player, I am motivated to expand my transportation network and develop my region.</text:p>
        </text:list-item>
        <text:list-item>
          <text:p text:style-name="P6">As a player, I have access to a variety of maps that offer me different challenges and opportunities.</text:p>
        </text:list-item>
        <text:list-item>
          <text:p text:style-name="P6">As a designer, I have a collection of intuitive and robust tools that allow me to design maps efficiently without concerning myself with the technical details of the game's implementation.</text:p>
        </text:list-item>
        <text:list-item>
          <text:p text:style-name="P6">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7" text:outline-level="2">Risk List</text:h>
      <text:p text:style-name="P1"/>
      <text:list xml:id="list6716917383420060435" text:style-name="L2">
        <text:list-item>
          <text:p text:style-name="P5">My design isn't based on rigorous and repetitive playtesting, and it seems unlikely I'll be able to playtest it properly.</text:p>
          <text:list>
            <text:list-item>
              <text:p text:style-name="P5">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5">There isn't a clear mapping between resource names and resource colors, and players might not understand which resource is which.</text:p>
          <text:list>
            <text:list-item>
              <text:p text:style-name="P5">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5">Players have little structure to guide their play, and no clear reason to participate besides the intrinsic enjoyment of the game's mechanics.</text:p>
          <text:list>
            <text:list-item>
              <text:p text:style-name="P5">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5">Any designer not intimately familiar with the codebase will most likely have a frustrating time creating and saving maps.</text:p>
          <text:list>
            <text:list-item>
              <text:p text:style-name="P5">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5">Map designers have few tools by which they can design maps, and this might make it a lot harder to reason about the process of map design.</text:p>
          <text:list>
            <text:list-item>
              <text:p text:style-name="P5">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5">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5">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5"><text:soft-page-break/>Players have no way of knowing how well they're doing, and this might create a lack of feedback.</text:p>
          <text:list>
            <text:list-item>
              <text:p text:style-name="P5">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5">I might be injecting my own biases about what I want to work on into the risk list, assigning myself tasks that may or may not be relevant to the play of the game.</text:p>
          <text:list>
            <text:list-item>
              <text:p text:style-name="P5">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5">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5">There are no ways of selecting between maps, which will make it impossible for players to engage with multiple challenges.</text:p>
          <text:list>
            <text:list-item>
              <text:p text:style-name="P5">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5">There is no way of saving and loading a session in progress, which will make it difficult and frustrating for players to engage with complex topologies requiring a lot of thought and effort.</text:p>
          <text:list>
            <text:list-item>
              <text:p text:style-name="P5">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5">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5">MapEdges are intolerant of the movement of MapNodes, which makes tweaking the position of nodes a frustrating experience.</text:p>
          <text:list>
            <text:list-item>
              <text:p text:style-name="P5">MapEdges need to listen to the movement of the MapNodes they are attached to and refresh their endpoints accordingly. </text:p>
            </text:list-item>
          </text:list>
        </text:list-item>
        <text:list-item>
          <text:p text:style-name="P5">Components of MapGraph do not function well with prefabs, which makes it difficult and tedious for designers to store and make use of neighborhood patterns.</text:p>
          <text:list>
            <text:list-item>
              <text:p text:style-name="P5">This is a considerable issue, and resolving it will require making the Map module more robust to external manipulation. I think the mitigations of risk 5 cover this one fairly well.</text:p>
            </text:list-item>
          </text:list>
        </text:list-item>
        <text:list-item>
          <text:p text:style-name="P5">It might be very difficult to save the state of a particular match, given the coupling of objects to their factories (and other, similar entanglements).</text:p>
          <text:list>
            <text:list-item>
              <text:p text:style-name="P5"><text:soft-page-break/>The mitigations of risk 9 cover this risk, as well.</text:p>
            </text:list-item>
          </text:list>
        </text:list-item>
        <text:list-item>
          <text:p text:style-name="P5">Terrain might not be very well described or displayed, leading to an ugly map that players don't want to spend time looking at.</text:p>
          <text:list>
            <text:list-item>
              <text:p text:style-name="P5">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5">Performance issues might interfere with player experience, especially if the framerate drops below 30. These performance issues might be an even greater concern if I deploy to browers.</text:p>
          <text:list>
            <text:list-item>
              <text:p text:style-name="P5">Performance, too, is fairly low on the priority list. I'll consider it at a higher priority to displaying terrain, but will address it only after the numerous more important tasks have been resolved.</text:p>
            </text:list-item>
            <text:list-item>
              <text:p text:style-name="P5">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7" text:outline-level="2">Sprint Backlog</text:h>
      <text:p text:style-name="Text_20_body"/>
      <text:h text:style-name="Heading_20_3" text:outline-level="3">To Do</text:h>
      <text:p text:style-name="Text_20_body"/>
      <text:p text:style-name="Text_20_body">Critical (0 hours of work remaining)</text:p>
      <text:list xml:id="list6081878598056286025" text:style-name="L3">
        <text:list-item>
          <text:p text:style-name="P10"/>
        </text:list-item>
      </text:list>
      <text:p text:style-name="Text_20_body"/>
      <text:p text:style-name="Text_20_body">Important (0 hours of work remaining)</text:p>
      <text:list xml:id="list388990173023799852" text:style-name="L4">
        <text:list-item>
          <text:p text:style-name="P11"/>
        </text:list-item>
      </text:list>
      <text:p text:style-name="Text_20_body"/>
      <text:p text:style-name="Text_20_body">Desirable (6 hours of work remaining)</text:p>
      <text:list xml:id="list2188078750815496944" text:style-name="L5">
        <text:list-item>
          <text:p text:style-name="P12"><text:s/>Profile the game and identify performance bottlenecks that are hurting the game's framerate.</text:p>
          <text:list>
            <text:list-item>
              <text:p text:style-name="P12">Estimated 1 hour to complete.</text:p>
            </text:list-item>
          </text:list>
        </text:list-item>
        <text:list-item>
          <text:p text:style-name="P12">Devise a system for partitioning the map into sections based on the positioning of MapNodes in a sensible manner that makes the map look like a more cohesive object.</text:p>
          <text:list>
            <text:list-item>
              <text:p text:style-name="P12">Estimated 5 hours to complete.</text:p>
            </text:list-item>
          </text:list>
        </text:list-item>
      </text:list>
      <text:p text:style-name="Text_20_body"/>
      <text:h text:style-name="P9" text:outline-level="3">In Progress</text:h>
      <text:p text:style-name="Text_20_body"/>
      <text:p text:style-name="Text_20_body">Critical</text:p>
      <text:list xml:id="list34696646" text:continue-list="list6081878598056286025" text:style-name="L3">
        <text:list-item text:start-value="1">
          <text:p text:style-name="P10"/>
        </text:list-item>
      </text:list>
      <text:p text:style-name="Text_20_body"/>
      <text:p text:style-name="Text_20_body">Important</text:p>
      <text:list xml:id="list4854351870535664721" text:style-name="L6">
        <text:list-item>
          <text:p text:style-name="P13"/>
        </text:list-item>
      </text:list>
      <text:p text:style-name="Text_20_body"/>
      <text:p text:style-name="Text_20_body">Desirable</text:p>
      <text:list xml:id="list2572989982688993050" text:style-name="L7">
        <text:list-item>
          <text:p text:style-name="P14"><text:s/></text:p>
        </text:list-item>
      </text:list>
      <text:p text:style-name="Text_20_body"/>
      <text:p text:style-name="Text_20_body"/>
      <text:h text:style-name="P9" text:outline-level="3">Completed</text:h>
      <text:p text:style-name="Text_20_body"/>
      <text:p text:style-name="Text_20_body">Critical</text:p>
      <text:list xml:id="list34719753" text:continue-list="list34696646" text:style-name="L3">
        <text:list-item text:start-value="1">
          <text:p text:style-name="P10">Change MapEdges so that they reset their position whenever one of their endpoints is moved.</text:p>
          <text:list>
            <text:list-item>
              <text:p text:style-name="P10">Estimated 30 minutes to complete.</text:p>
            </text:list-item>
            <text:list-item>
              <text:p text:style-name="P10">Took ~40 minutes to complete.</text:p>
            </text:list-item>
          </text:list>
        </text:list-item>
        <text:list-item>
          <text:p text:style-name="P10">Modify MapNodes and MapEdges so that they gracefully copy and destroy themselves without disrupting the state of MapGraph.</text:p>
          <text:list>
            <text:list-item>
              <text:p text:style-name="P10">Estimated 2 hours to complete.</text:p>
            </text:list-item>
            <text:list-item>
              <text:p text:style-name="P10">Took 4 hours to complete.</text:p>
            </text:list-item>
          </text:list>
        </text:list-item>
        <text:list-item>
          <text:p text:style-name="P10">Change the Map module so that it properly handles prefabs containing MapNodes and MapEdges.</text:p>
          <text:list>
            <text:list-item text:start-value="1">
              <text:p text:style-name="P10">Estimated 1 hour to complete.</text:p>
            </text:list-item>
            <text:list-item>
              <text:p text:style-name="P10">Took 5 1/2 hours to complete.</text:p>
            </text:list-item>
          </text:list>
        </text:list-item>
        <text:list-item>
          <text:p text:style-name="P10">Devise some sensible way to save and load map configurations in a portable manner.</text:p>
          <text:list>
            <text:list-item text:start-value="1">
              <text:p text:style-name="P10">Estimated 3 hours to complete.</text:p>
            </text:list-item>
            <text:list-item>
              <text:p text:style-name="P10">Took 4 hours to complete.</text:p>
            </text:list-item>
          </text:list>
        </text:list-item>
        <text:list-item>
          <text:p text:style-name="P10">Change society creation at design-time so that it permits the creation of appropriate societies on the terrain types that accept them, and forbids their creation otherwise.</text:p>
          <text:list>
            <text:list-item text:start-value="1">
              <text:p text:style-name="P10">Estimated 1 hour to complete.</text:p>
            </text:list-item>
            <text:list-item>
              <text:p text:style-name="P10">Took 1 hour to complete.</text:p>
            </text:list-item>
          </text:list>
        </text:list-item>
        <text:list-item>
          <text:p text:style-name="P10">Add a custom editor to Society that makes it easier to change the Society's current complexity to some relevant value.</text:p>
          <text:list>
            <text:list-item>
              <text:p text:style-name="P10">Estimated 1 hour to complete.</text:p>
            </text:list-item>
          </text:list>
        </text:list-item>
        <text:list-item>
          <text:p text:style-name="P10">Develop a title screen that allows players to choose which map they would like to play on and gives basic statistics about that map.</text:p>
          <text:list>
            <text:list-item>
              <text:p text:style-name="P10">Estimated 1 hour to complete.</text:p>
            </text:list-item>
            <text:list-item>
              <text:p text:style-name="P10">Took 2 1/2 hours to complete, though the scope of the task expanded somewhat.</text:p>
            </text:list-item>
          </text:list>
        </text:list-item>
        <text:list-item>
          <text:p text:style-name="P10">Change HighwayManagerDisplay so that it properly records the upkeep of the selected HighwayManager and highlights the highways it is currently managing.</text:p>
          <text:list>
            <text:list-item>
              <text:p text:style-name="P10">Estimated 3 hours to complete.</text:p>
            </text:list-item>
            <text:list-item>
              <text:p text:style-name="P10">Took ~3 hours to complete.</text:p>
            </text:list-item>
          </text:list>
        </text:list-item>
      </text:list>
      <text:p text:style-name="Text_20_body"/>
      <text:p text:style-name="Text_20_body">Important</text:p>
      <text:list xml:id="list7769283317745621286" text:style-name="L8">
        <text:list-item>
          <text:p text:style-name="P15">Figure out how to insert sprites representing resource colors inline with the names of those resources, or else attach sprites to the names of resources in some other way.</text:p>
          <text:list>
            <text:list-item>
              <text:p text:style-name="P15">Estimated 1 hour to complete.</text:p>
            </text:list-item>
            <text:list-item>
              <text:p text:style-name="P15"><text:soft-page-break/>Took 4 hours to complete, as the original estimate failed to take into account incorporating the code into the game proper.</text:p>
            </text:list-item>
          </text:list>
        </text:list-item>
        <text:list-item>
          <text:p text:style-name="P15">Build interfaces and unit tests for a new class, NetworkScorer, that analyzes what the player has accomplished and scores them based on some criteria.</text:p>
          <text:list>
            <text:list-item>
              <text:p text:style-name="P15">Estimated 2 hours to complete.</text:p>
            </text:list-item>
            <text:list-item>
              <text:p text:style-name="P15">Took ~2 hours to complete.</text:p>
            </text:list-item>
          </text:list>
        </text:list-item>
        <text:list-item>
          <text:p text:style-name="P15">Greenlight the NetworkScorer unit tests.</text:p>
          <text:list>
            <text:list-item>
              <text:p text:style-name="P15">Estimated 2 hours to complete.</text:p>
            </text:list-item>
            <text:list-item>
              <text:p text:style-name="P15">Took ~45 minutes to 1 hour to complete.</text:p>
            </text:list-item>
          </text:list>
        </text:list-item>
        <text:list-item>
          <text:p text:style-name="P15">Build interfaces and unit tests for a new class, VictoryManager, that checks for victory and defeat conditions, triggering victory or defeat sequences when those conditions are satisfied.</text:p>
          <text:list>
            <text:list-item>
              <text:p text:style-name="P15">Estimated 30 minutes to complete.</text:p>
            </text:list-item>
            <text:list-item>
              <text:p text:style-name="P15">Took 30 minutes to complete.</text:p>
            </text:list-item>
          </text:list>
        </text:list-item>
        <text:list-item>
          <text:p text:style-name="P15">Greenlight the VictoryManager unit tests.</text:p>
          <text:list>
            <text:list-item>
              <text:p text:style-name="P15">Estimated 1 hour to complete.</text:p>
            </text:list-item>
            <text:list-item>
              <text:p text:style-name="P15">Took ~30 minutes to complete.</text:p>
            </text:list-item>
          </text:list>
        </text:list-item>
        <text:list-item>
          <text:p text:style-name="P15">Create and integrate a UI that displays the player's progress towards victory.</text:p>
          <text:list>
            <text:list-item>
              <text:p text:style-name="P15">Estimated 30 minutes to complete.</text:p>
            </text:list-item>
          </text:list>
        </text:list-item>
        <text:list-item>
          <text:p text:style-name="P15">Build interfaces and unit tests fora <text:s/>new class, SessionSaver, that saves the state of a given session for future play.</text:p>
          <text:list>
            <text:list-item>
              <text:p text:style-name="P15">Estimated 11 hours to complete (from the estimates of the pre-aggregation tasks)</text:p>
            </text:list-item>
            <text:list-item>
              <text:p text:style-name="P15">Took 9 1/2 hours to complete.</text:p>
            </text:list-item>
          </text:list>
        </text:list-item>
        <text:list-item>
          <text:p text:style-name="P15">Design and implement a class, FileSystemLiaison, that reads and writes SerializableSession files to the file system properly and produces a list of available sessions.</text:p>
          <text:list>
            <text:list-item>
              <text:p text:style-name="P15">Estimated 1 hour to complete.</text:p>
            </text:list-item>
            <text:list-item>
              <text:p text:style-name="P15">Took ~1 hour to complete.</text:p>
            </text:list-item>
          </text:list>
        </text:list-item>
        <text:list-item>
          <text:p text:style-name="P15">Implement all unimplemented unit tests.</text:p>
          <text:list>
            <text:list-item>
              <text:p text:style-name="P15">Estimated 1 hour to complete.</text:p>
            </text:list-item>
            <text:list-item>
              <text:p text:style-name="P15">Took ~1 hour to complete.</text:p>
            </text:list-item>
          </text:list>
        </text:list-item>
        <text:list-item>
          <text:p text:style-name="P15">Greenlight all unit tests.</text:p>
          <text:list>
            <text:list-item>
              <text:p text:style-name="P15">Estimated 1 hour to complete.</text:p>
            </text:list-item>
            <text:list-item>
              <text:p text:style-name="P15">Was accidentally wrapped up into the above task.</text:p>
            </text:list-item>
          </text:list>
        </text:list-item>
        <text:list-item>
          <text:p text:style-name="P15">Build runtime UI for saving and loading sessions.</text:p>
          <text:list>
            <text:list-item>
              <text:p text:style-name="P15">Estimated 2 hours to complete.</text:p>
            </text:list-item>
            <text:list-item>
              <text:p text:style-name="P15">Took ~3 1/2 hours to complete.</text:p>
            </text:list-item>
          </text:list>
        </text:list-item>
        <text:list-item>
          <text:p text:style-name="P15">Integrate neighborhoods into SerializableSession.</text:p>
          <text:list>
            <text:list-item>
              <text:p text:style-name="P15">Estimated 1 hour to complete.</text:p>
            </text:list-item>
            <text:list-item>
              <text:p text:style-name="P15">Took ~1 hour to complete.</text:p>
            </text:list-item>
          </text:list>
        </text:list-item>
      </text:list>
      <text:p text:style-name="Text_20_body"><text:soft-page-break/></text:p>
      <text:p text:style-name="Text_20_body">Desirable</text:p>
      <text:list xml:id="list3785875706763273941" text:style-name="L9">
        <text:list-item>
          <text:p text:style-name="P16"><text:s/></text:p>
        </text:list-item>
      </text:list>
      <text:p text:style-name="Text_20_body"/>
      <text:p text:style-name="Text_20_body"/>
      <text:h text:style-name="P9" text:outline-level="3">Abandoned</text:h>
      <text:p text:style-name="Text_20_body"/>
      <text:p text:style-name="Text_20_body">Critical ( hours of work remaining)</text:p>
      <text:list xml:id="list34709291" text:continue-list="list34719753" text:style-name="L3">
        <text:list-item text:start-value="1">
          <text:p text:style-name="P10"><text:s/>Rearchitect MapGraph so it performs its tasks cleaner and without as much fiddly code.</text:p>
          <text:list>
            <text:list-item>
              <text:p text:style-name="P10">Estimated 3 hours to complete.</text:p>
            </text:list-item>
            <text:list-item>
              <text:p text:style-name="P10">Spent 30 minutes on it.</text:p>
            </text:list-item>
            <text:list-item>
              <text:p text:style-name="P10">Ended up being enmeshed in other tasks and was determined to be not a particularly good framing of the problem.</text:p>
            </text:list-item>
          </text:list>
        </text:list-item>
      </text:list>
      <text:p text:style-name="Text_20_body"/>
      <text:p text:style-name="Text_20_body">Important ( hours of work remaining)</text:p>
      <text:list xml:id="list9210976816320703558" text:style-name="L10">
        <text:list-item>
          <text:p text:style-name="P17"><text:s/>Build interfaces and unit tests for a new class, SessionSaver, that saves the state of a given session for future play.</text:p>
          <text:list>
            <text:list-item>
              <text:p text:style-name="P17">Estimated 3 hours to complete.</text:p>
            </text:list-item>
            <text:list-item>
              <text:p text:style-name="P17">Got consolidated, along with the other Session tasks, into a single, larger task.</text:p>
            </text:list-item>
          </text:list>
        </text:list-item>
        <text:list-item>
          <text:p text:style-name="P17">Greenlight the SessionSaver unit tests.</text:p>
          <text:list>
            <text:list-item>
              <text:p text:style-name="P17">Estimated 2 hours to complete.</text:p>
            </text:list-item>
            <text:list-item>
              <text:p text:style-name="P17">Got consolidated, along with the other Session tasks, into a single, larger task.</text:p>
            </text:list-item>
          </text:list>
        </text:list-item>
        <text:list-item>
          <text:p text:style-name="P17">Build interfaces and unit tests for a new class, SessionLoader, that takes the data generated by SessionSaver and uses it to load the appropriate map and repopulate it with all relevant objects.</text:p>
          <text:list>
            <text:list-item>
              <text:p text:style-name="P17">Estimated 3 hours to complete.</text:p>
            </text:list-item>
            <text:list-item>
              <text:p text:style-name="P17">Got consolidated, along with the other Session tasks, into a single, larger task.</text:p>
            </text:list-item>
          </text:list>
        </text:list-item>
        <text:list-item>
          <text:p text:style-name="P17">Greenlight the SessionLoader unit tests.</text:p>
          <text:list>
            <text:list-item>
              <text:p text:style-name="P17">Estimated 3 hours to complete.</text:p>
            </text:list-item>
            <text:list-item>
              <text:p text:style-name="P17">Got consolidated, along with the other Session tasks, into a single, larger task.</text:p>
            </text:list-item>
          </text:list>
        </text:list-item>
      </text:list>
      <text:p text:style-name="Text_20_body"/>
      <text:p text:style-name="Text_20_body">Desirable ( hours of work remaining)</text:p>
      <text:list xml:id="list8955478729468999603" text:style-name="L11">
        <text:list-item>
          <text:p text:style-name="P18"><text:s/></text:p>
        </text:list-item>
      </text:list>
      <text:p text:style-name="Text_20_body"/>
      <text:h text:style-name="P8"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4M49S</meta:editing-duration>
    <meta:editing-cycles>50</meta:editing-cycles>
    <meta:generator>OpenOffice/4.1.1$Win32 OpenOffice.org_project/411m6$Build-9775</meta:generator>
    <dc:date>2017-06-01T14:52:32.63</dc:date>
    <meta:document-statistic meta:table-count="0" meta:image-count="0" meta:object-count="0" meta:page-count="11" meta:paragraph-count="149" meta:word-count="2664" meta:character-count="15654"/>
    <meta:user-defined meta:name="Info 1"/>
    <meta:user-defined meta:name="Info 2"/>
    <meta:user-defined meta:name="Info 3"/>
    <meta:user-defined meta:name="Info 4"/>
  </office:meta>
</office:document-meta>
</file>